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xed" svg:font-family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e8647"/>
    </style:style>
    <style:style style:name="P2" style:family="paragraph" style:parent-style-name="Standard">
      <style:paragraph-properties fo:text-align="justify" style:justify-single-word="false"/>
      <style:text-properties officeooo:paragraph-rsid="002019f1"/>
    </style:style>
    <style:style style:name="P3" style:family="paragraph" style:parent-style-name="Figyu" style:list-style-name="">
      <style:paragraph-properties fo:text-align="start" style:justify-single-word="false"/>
    </style:style>
    <style:style style:name="P4" style:family="paragraph" style:parent-style-name="Figyu" style:list-style-name="">
      <style:paragraph-properties fo:text-align="start" style:justify-single-word="false"/>
      <style:text-properties fo:color="#000000" loext:opacity="100%" style:font-name="Fixed" fo:font-size="9pt" fo:language="hu" fo:country="HU" style:text-underline-style="none" style:font-size-asian="9pt" style:font-size-complex="9pt"/>
    </style:style>
    <style:style style:name="P5" style:family="paragraph" style:parent-style-name="Figyu" style:list-style-name="">
      <style:paragraph-properties fo:text-align="start" style:justify-single-word="false"/>
      <style:text-properties fo:color="#000000" loext:opacity="100%" style:font-name="Fixed" fo:font-size="9pt" fo:language="hu" fo:country="HU" style:text-underline-style="none" officeooo:paragraph-rsid="0031736e" style:font-size-asian="9pt" style:font-size-complex="9pt"/>
    </style:style>
    <style:style style:name="P6" style:family="paragraph" style:parent-style-name="Heading_20_1">
      <style:paragraph-properties fo:text-align="justify" style:justify-single-word="false"/>
      <style:text-properties fo:color="#000000" loext:opacity="100%" fo:language="hu" fo:country="HU" style:text-underline-style="none"/>
    </style:style>
    <style:style style:name="P7" style:family="paragraph" style:parent-style-name="Heading_20_1" style:list-style-name="Numbering_20_123"/>
    <style:style style:name="P8" style:family="paragraph" style:parent-style-name="Heading_20_1" style:list-style-name="Numbering_20_123">
      <style:paragraph-properties fo:text-align="start" style:justify-single-word="false"/>
    </style:style>
    <style:style style:name="P9" style:family="paragraph" style:parent-style-name="Heading_20_4" style:list-style-name="Numbering_20_123"/>
    <style:style style:name="P10" style:family="paragraph" style:parent-style-name="Standard">
      <style:paragraph-properties fo:text-align="justify" style:justify-single-word="false"/>
      <style:text-properties fo:language="hu" fo:country="HU" officeooo:rsid="002971bc" officeooo:paragraph-rsid="00300aec"/>
    </style:style>
    <style:style style:name="P11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19fae2" officeooo:paragraph-rsid="0019fae2"/>
    </style:style>
    <style:style style:name="P12" style:family="paragraph" style:parent-style-name="Standard" style:list-style-name="L1">
      <style:paragraph-properties fo:text-align="justify" style:justify-single-word="false"/>
      <style:text-properties fo:color="#000000" loext:opacity="100%" fo:language="hu" fo:country="HU" style:text-underline-style="none" officeooo:rsid="0019fae2" officeooo:paragraph-rsid="0019fae2"/>
    </style:style>
    <style:style style:name="P13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19fae2" officeooo:paragraph-rsid="001be301"/>
    </style:style>
    <style:style style:name="P14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19fae2" officeooo:paragraph-rsid="00253a71"/>
    </style:style>
    <style:style style:name="P15" style:family="paragraph" style:parent-style-name="Standard" style:list-style-name="L1">
      <style:paragraph-properties fo:text-align="justify" style:justify-single-word="false"/>
      <style:text-properties fo:color="#000000" loext:opacity="100%" fo:language="hu" fo:country="HU" style:text-underline-style="none" officeooo:rsid="001be301" officeooo:paragraph-rsid="001be301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1be301" officeooo:paragraph-rsid="001be301"/>
    </style:style>
    <style:style style:name="P17" style:family="paragraph" style:parent-style-name="Standard" style:list-style-name="L2">
      <style:paragraph-properties fo:text-align="justify" style:justify-single-word="false"/>
      <style:text-properties fo:color="#000000" loext:opacity="100%" fo:language="hu" fo:country="HU" style:text-underline-style="none" officeooo:rsid="001be301" officeooo:paragraph-rsid="001be301"/>
    </style:style>
    <style:style style:name="P18" style:family="paragraph" style:parent-style-name="Standard" style:list-style-name="L3">
      <style:paragraph-properties fo:text-align="justify" style:justify-single-word="false"/>
      <style:text-properties fo:color="#000000" loext:opacity="100%" fo:language="hu" fo:country="HU" style:text-underline-style="none" officeooo:rsid="001be301" officeooo:paragraph-rsid="001be301"/>
    </style:style>
    <style:style style:name="P19" style:family="paragraph" style:parent-style-name="Standard" style:list-style-name="L3">
      <style:paragraph-properties fo:text-align="justify" style:justify-single-word="false"/>
      <style:text-properties fo:color="#000000" loext:opacity="100%" fo:language="hu" fo:country="HU" style:text-underline-style="none" officeooo:rsid="001c833e" officeooo:paragraph-rsid="001c833e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1c833e" officeooo:paragraph-rsid="001c833e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1c833e" officeooo:paragraph-rsid="001e1ef2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1c833e" officeooo:paragraph-rsid="0031736e"/>
    </style:style>
    <style:style style:name="P23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paragraph-rsid="001e1ef2"/>
    </style:style>
    <style:style style:name="P24" style:family="paragraph" style:parent-style-name="Standard" style:list-style-name="L6">
      <style:paragraph-properties fo:text-align="justify" style:justify-single-word="false"/>
      <style:text-properties fo:color="#000000" loext:opacity="100%" fo:language="hu" fo:country="HU" style:text-underline-style="none" officeooo:paragraph-rsid="002e0f12"/>
    </style:style>
    <style:style style:name="P25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paragraph-rsid="002e0f12"/>
    </style:style>
    <style:style style:name="P26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paragraph-rsid="001e8647"/>
    </style:style>
    <style:style style:name="P27" style:family="paragraph" style:parent-style-name="Standard" style:list-style-name="L7">
      <style:paragraph-properties fo:text-align="justify" style:justify-single-word="false"/>
      <style:text-properties fo:color="#000000" loext:opacity="100%" fo:language="hu" fo:country="HU" style:text-underline-style="none" officeooo:paragraph-rsid="001e8647"/>
    </style:style>
    <style:style style:name="P28" style:family="paragraph" style:parent-style-name="Standard" style:list-style-name="L7">
      <style:paragraph-properties fo:text-align="justify" style:justify-single-word="false"/>
      <style:text-properties fo:color="#000000" loext:opacity="100%" fo:language="hu" fo:country="HU" style:text-underline-style="none" officeooo:paragraph-rsid="002019f1"/>
    </style:style>
    <style:style style:name="P29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paragraph-rsid="0031736e"/>
    </style:style>
    <style:style style:name="P30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1e1ef2" officeooo:paragraph-rsid="001e1ef2"/>
    </style:style>
    <style:style style:name="P31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1e8647" officeooo:paragraph-rsid="001e8647"/>
    </style:style>
    <style:style style:name="P32" style:family="paragraph" style:parent-style-name="Standard" style:list-style-name="L7">
      <style:paragraph-properties fo:text-align="justify" style:justify-single-word="false"/>
      <style:text-properties fo:color="#000000" loext:opacity="100%" fo:language="hu" fo:country="HU" style:text-underline-style="none" officeooo:rsid="001e8647" officeooo:paragraph-rsid="001e8647"/>
    </style:style>
    <style:style style:name="P33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1e8647" officeooo:paragraph-rsid="0031736e"/>
    </style:style>
    <style:style style:name="P34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223a1c" officeooo:paragraph-rsid="002dccdf"/>
    </style:style>
    <style:style style:name="P35" style:family="paragraph" style:parent-style-name="Standard" style:list-style-name="L8">
      <style:paragraph-properties fo:text-align="justify" style:justify-single-word="false"/>
      <style:text-properties fo:color="#000000" loext:opacity="100%" fo:language="hu" fo:country="HU" style:text-underline-style="none" officeooo:rsid="00223a1c" officeooo:paragraph-rsid="002dccdf"/>
    </style:style>
    <style:style style:name="P36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223a1c" officeooo:paragraph-rsid="00223a1c"/>
    </style:style>
    <style:style style:name="P37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223a1c" officeooo:paragraph-rsid="00253a71"/>
    </style:style>
    <style:style style:name="P38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223a1c" officeooo:paragraph-rsid="0024c917"/>
    </style:style>
    <style:style style:name="P39" style:family="paragraph" style:parent-style-name="Standard" style:list-style-name="L5">
      <style:paragraph-properties fo:text-align="justify" style:justify-single-word="false"/>
      <style:text-properties fo:color="#000000" loext:opacity="100%" fo:language="hu" fo:country="HU" style:text-underline-style="none" officeooo:rsid="00223a1c" officeooo:paragraph-rsid="0024273d"/>
    </style:style>
    <style:style style:name="P40" style:family="paragraph" style:parent-style-name="Standard" style:list-style-name="L5">
      <style:paragraph-properties fo:text-align="justify" style:justify-single-word="false"/>
      <style:text-properties fo:color="#000000" loext:opacity="100%" fo:language="hu" fo:country="HU" style:text-underline-style="none" officeooo:rsid="00223a1c" officeooo:paragraph-rsid="00253a71"/>
    </style:style>
    <style:style style:name="P41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253a71" officeooo:paragraph-rsid="00253a71"/>
    </style:style>
    <style:style style:name="P42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253a71" officeooo:paragraph-rsid="0026d7d7"/>
    </style:style>
    <style:style style:name="P43" style:family="paragraph" style:parent-style-name="Standard" style:list-style-name="L12">
      <style:paragraph-properties fo:text-align="justify" style:justify-single-word="false"/>
      <style:text-properties fo:color="#000000" loext:opacity="100%" fo:language="hu" fo:country="HU" style:text-underline-style="none" officeooo:rsid="00253a71" officeooo:paragraph-rsid="00253a71"/>
    </style:style>
    <style:style style:name="P44" style:family="paragraph" style:parent-style-name="Standard" style:list-style-name="L12">
      <style:paragraph-properties fo:text-align="justify" style:justify-single-word="false"/>
      <style:text-properties fo:color="#000000" loext:opacity="100%" fo:language="hu" fo:country="HU" style:text-underline-style="none" officeooo:rsid="0028ba3e" officeooo:paragraph-rsid="0028ba3e"/>
    </style:style>
    <style:style style:name="P45" style:family="paragraph" style:parent-style-name="Standard" style:list-style-name="L12">
      <style:paragraph-properties fo:text-align="justify" style:justify-single-word="false"/>
      <style:text-properties fo:color="#000000" loext:opacity="100%" fo:language="hu" fo:country="HU" style:text-underline-style="none" officeooo:rsid="0029a959" officeooo:paragraph-rsid="0029a959"/>
    </style:style>
    <style:style style:name="P46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24c917" officeooo:paragraph-rsid="0024c917"/>
    </style:style>
    <style:style style:name="P47" style:family="paragraph" style:parent-style-name="Standard" style:list-style-name="L5">
      <style:paragraph-properties fo:text-align="justify" style:justify-single-word="false"/>
      <style:text-properties fo:color="#000000" loext:opacity="100%" fo:language="hu" fo:country="HU" style:text-underline-style="none" officeooo:rsid="0024273d" officeooo:paragraph-rsid="0029a959"/>
    </style:style>
    <style:style style:name="P48" style:family="paragraph" style:parent-style-name="Standard" style:list-style-name="L5">
      <style:paragraph-properties fo:text-align="justify" style:justify-single-word="false"/>
      <style:text-properties fo:color="#000000" loext:opacity="100%" fo:language="hu" fo:country="HU" style:text-underline-style="none" officeooo:rsid="0024273d" officeooo:paragraph-rsid="0026d7d7"/>
    </style:style>
    <style:style style:name="P49" style:family="paragraph" style:parent-style-name="Standard" style:list-style-name="L5">
      <style:paragraph-properties fo:text-align="justify" style:justify-single-word="false"/>
      <style:text-properties fo:color="#000000" loext:opacity="100%" fo:language="hu" fo:country="HU" style:text-underline-style="none" officeooo:rsid="0024273d" officeooo:paragraph-rsid="0024273d"/>
    </style:style>
    <style:style style:name="P50" style:family="paragraph" style:parent-style-name="Standard" style:list-style-name="L5">
      <style:paragraph-properties fo:text-align="justify" style:justify-single-word="false"/>
      <style:text-properties fo:color="#000000" loext:opacity="100%" fo:language="hu" fo:country="HU" style:text-underline-style="none" officeooo:rsid="0024273d" officeooo:paragraph-rsid="00253a71"/>
    </style:style>
    <style:style style:name="P51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24273d" officeooo:paragraph-rsid="00253a71"/>
    </style:style>
    <style:style style:name="P52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2dccdf" officeooo:paragraph-rsid="002dccdf"/>
    </style:style>
    <style:style style:name="P53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26d7d7" officeooo:paragraph-rsid="0026d7d7"/>
    </style:style>
    <style:style style:name="P54" style:family="paragraph" style:parent-style-name="Standard" style:list-style-name="L6">
      <style:paragraph-properties fo:text-align="justify" style:justify-single-word="false"/>
      <style:text-properties fo:color="#000000" loext:opacity="100%" fo:language="hu" fo:country="HU" style:text-underline-style="none" officeooo:rsid="0026d7d7" officeooo:paragraph-rsid="0026d7d7"/>
    </style:style>
    <style:style style:name="P55" style:family="paragraph" style:parent-style-name="Standard" style:list-style-name="L6">
      <style:paragraph-properties fo:text-align="justify" style:justify-single-word="false"/>
      <style:text-properties fo:color="#000000" loext:opacity="100%" fo:language="hu" fo:country="HU" style:text-underline-style="none" officeooo:rsid="0026d824" officeooo:paragraph-rsid="0026d824"/>
    </style:style>
    <style:style style:name="P56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2971bc" officeooo:paragraph-rsid="0029a959"/>
    </style:style>
    <style:style style:name="P57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2019f1" officeooo:paragraph-rsid="002019f1"/>
    </style:style>
    <style:style style:name="P58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202ee5" officeooo:paragraph-rsid="00202ee5"/>
    </style:style>
    <style:style style:name="P59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31736e" officeooo:paragraph-rsid="0031736e"/>
    </style:style>
    <style:style style:name="P60" style:family="paragraph" style:parent-style-name="Standard">
      <style:paragraph-properties fo:text-align="justify" style:justify-single-word="false"/>
      <style:text-properties fo:color="#000000" loext:opacity="100%" style:text-underline-style="none" officeooo:paragraph-rsid="0031736e"/>
    </style:style>
    <style:style style:name="P61" style:family="paragraph" style:parent-style-name="Standard" style:list-style-name="L6">
      <style:paragraph-properties fo:text-align="justify" style:justify-single-word="false"/>
      <style:text-properties fo:color="#000000" loext:opacity="100%" style:text-underline-style="none" officeooo:paragraph-rsid="002e0f12"/>
    </style:style>
    <style:style style:name="P62" style:family="paragraph" style:parent-style-name="Standard">
      <style:paragraph-properties fo:text-align="justify" style:justify-single-word="false"/>
      <style:text-properties fo:color="#000000" loext:opacity="100%" style:text-underline-style="none" officeooo:paragraph-rsid="002e0f12"/>
    </style:style>
    <style:style style:name="T1" style:family="text">
      <style:text-properties officeooo:rsid="001be301"/>
    </style:style>
    <style:style style:name="T2" style:family="text">
      <style:text-properties officeooo:rsid="001c833e"/>
    </style:style>
    <style:style style:name="T3" style:family="text">
      <style:text-properties officeooo:rsid="001e1ef2"/>
    </style:style>
    <style:style style:name="T4" style:family="text">
      <style:text-properties officeooo:rsid="001e8647"/>
    </style:style>
    <style:style style:name="T5" style:family="text">
      <style:text-properties officeooo:rsid="002019f1"/>
    </style:style>
    <style:style style:name="T6" style:family="text">
      <style:text-properties officeooo:rsid="00202ee5"/>
    </style:style>
    <style:style style:name="T7" style:family="text">
      <style:text-properties style:font-name="Fixed" fo:font-size="10pt" style:font-size-asian="10pt" style:font-size-complex="10pt"/>
    </style:style>
    <style:style style:name="T8" style:family="text">
      <style:text-properties style:font-name="Fixed" fo:font-size="10pt" fo:language="hu" fo:country="HU" officeooo:rsid="00316730" style:font-size-asian="10pt" style:font-size-complex="10pt"/>
    </style:style>
    <style:style style:name="T9" style:family="text">
      <style:text-properties style:font-name="Fixed" fo:font-size="10pt" fo:language="hu" fo:country="HU" fo:font-style="normal" officeooo:rsid="0027752f" style:font-size-asian="10pt" style:font-style-asian="normal" style:font-size-complex="10pt" style:font-style-complex="normal"/>
    </style:style>
    <style:style style:name="T10" style:family="text">
      <style:text-properties style:font-name="Fixed" fo:font-size="10pt" fo:font-style="normal" officeooo:rsid="0027752f" style:font-size-asian="10pt" style:font-style-asian="normal" style:font-size-complex="10pt" style:font-style-complex="normal"/>
    </style:style>
    <style:style style:name="T11" style:family="text">
      <style:text-properties officeooo:rsid="0021def3"/>
    </style:style>
    <style:style style:name="T12" style:family="text">
      <style:text-properties fo:language="hu" fo:country="HU" officeooo:rsid="001c833e"/>
    </style:style>
    <style:style style:name="T13" style:family="text">
      <style:text-properties fo:language="hu" fo:country="HU" officeooo:rsid="002971bc"/>
    </style:style>
    <style:style style:name="T14" style:family="text">
      <style:text-properties fo:language="hu" fo:country="HU" officeooo:rsid="0027752f"/>
    </style:style>
    <style:style style:name="T15" style:family="text">
      <style:text-properties fo:language="hu" fo:country="HU" officeooo:rsid="002e0f12"/>
    </style:style>
    <style:style style:name="T16" style:family="text">
      <style:text-properties fo:language="hu" fo:country="HU" officeooo:rsid="002cb0ff"/>
    </style:style>
    <style:style style:name="T17" style:family="text">
      <style:text-properties fo:language="hu" fo:country="HU" officeooo:rsid="0028ba3e"/>
    </style:style>
    <style:style style:name="T18" style:family="text">
      <style:text-properties fo:language="hu" fo:country="HU" officeooo:rsid="00300aec"/>
    </style:style>
    <style:style style:name="T19" style:family="text">
      <style:text-properties fo:language="hu" fo:country="HU" officeooo:rsid="00316730"/>
    </style:style>
    <style:style style:name="T20" style:family="text">
      <style:text-properties fo:language="hu" fo:country="HU" officeooo:rsid="0031736e"/>
    </style:style>
    <style:style style:name="T21" style:family="text">
      <style:text-properties officeooo:rsid="0024273d"/>
    </style:style>
    <style:style style:name="T22" style:family="text">
      <style:text-properties officeooo:rsid="0024c917"/>
    </style:style>
    <style:style style:name="T23" style:family="text">
      <style:text-properties officeooo:rsid="00253a71"/>
    </style:style>
    <style:style style:name="T24" style:family="text">
      <style:text-properties officeooo:rsid="0026d7d7"/>
    </style:style>
    <style:style style:name="T25" style:family="text">
      <style:text-properties officeooo:rsid="0026d824"/>
    </style:style>
    <style:style style:name="T26" style:family="text">
      <style:text-properties officeooo:rsid="0027752f"/>
    </style:style>
    <style:style style:name="T27" style:family="text">
      <style:text-properties officeooo:rsid="0028ba3e"/>
    </style:style>
    <style:style style:name="T28" style:family="text">
      <style:text-properties officeooo:rsid="002971bc"/>
    </style:style>
    <style:style style:name="T29" style:family="text">
      <style:text-properties officeooo:rsid="0029a959"/>
    </style:style>
    <style:style style:name="T30" style:family="text">
      <style:text-properties officeooo:rsid="002b56e3"/>
    </style:style>
    <style:style style:name="T31" style:family="text">
      <style:text-properties officeooo:rsid="002bb631"/>
    </style:style>
    <style:style style:name="T32" style:family="text">
      <style:text-properties officeooo:rsid="002dccdf"/>
    </style:style>
    <style:style style:name="T33" style:family="text">
      <style:text-properties officeooo:rsid="002e0f12"/>
    </style:style>
    <style:style style:name="T34" style:family="text">
      <style:text-properties officeooo:rsid="00300aec"/>
    </style:style>
    <style:style style:name="T35" style:family="text">
      <style:text-properties officeooo:rsid="00301f23"/>
    </style:style>
    <style:style style:name="T36" style:family="text">
      <style:text-properties officeooo:rsid="00316730"/>
    </style:style>
    <style:style style:name="T37" style:family="text">
      <style:text-properties fo:color="#000000" loext:opacity="100%" style:font-name="Fixed" fo:font-size="9pt" fo:language="hu" fo:country="HU" style:text-underline-style="none" style:font-size-asian="9pt" style:font-size-complex="9pt"/>
    </style:style>
    <style:style style:name="T38" style:family="text">
      <style:text-properties fo:color="#000000" loext:opacity="100%" style:font-name="Fixed" fo:font-size="9pt" fo:language="hu" fo:country="HU" style:text-underline-style="none" officeooo:rsid="00316730" style:font-size-asian="9pt" style:font-size-complex="9pt"/>
    </style:style>
    <style:style style:name="T39" style:family="text">
      <style:text-properties fo:color="#000000" loext:opacity="100%" style:font-name="Fixed" fo:font-size="10pt" style:text-underline-style="none" officeooo:rsid="002b56e3" style:font-size-asian="10pt" style:font-size-complex="10pt"/>
    </style:style>
    <style:style style:name="T40" style:family="text">
      <style:text-properties fo:color="#000000" loext:opacity="100%" style:font-name="Fixed" fo:font-size="10pt" fo:language="hu" fo:country="HU" style:text-underline-style="none" style:font-size-asian="10pt" style:font-size-complex="10pt"/>
    </style:style>
    <style:style style:name="T41" style:family="text">
      <style:text-properties fo:color="#000000" loext:opacity="100%" fo:language="hu" fo:country="HU" style:text-underline-style="none"/>
    </style:style>
    <style:style style:name="T42" style:family="text">
      <style:text-properties fo:color="#000000" loext:opacity="100%" fo:language="hu" fo:country="HU" style:text-underline-style="none" officeooo:rsid="001e8647"/>
    </style:style>
    <style:style style:name="T43" style:family="text">
      <style:text-properties fo:color="#000000" loext:opacity="100%" fo:language="hu" fo:country="HU" style:text-underline-style="none" officeooo:rsid="001c833e"/>
    </style:style>
    <style:style style:name="T44" style:family="text">
      <style:text-properties fo:color="#000000" loext:opacity="100%" fo:language="hu" fo:country="HU" style:text-underline-style="none" officeooo:rsid="002019f1"/>
    </style:style>
    <style:style style:name="T45" style:family="text">
      <style:text-properties fo:color="#000000" loext:opacity="100%" style:text-underline-style="none"/>
    </style:style>
    <style:style style:name="T46" style:family="text">
      <style:text-properties fo:color="#000000" loext:opacity="100%" style:text-underline-style="none" officeooo:rsid="00300aec"/>
    </style:style>
    <style:style style:name="T47" style:family="text">
      <style:text-properties fo:color="#000000" loext:opacity="100%" style:text-underline-style="none" officeooo:rsid="0029a959"/>
    </style:style>
    <style:style style:name="T48" style:family="text">
      <style:text-properties fo:color="#000000" loext:opacity="100%" style:text-underline-style="none" officeooo:rsid="002b56e3"/>
    </style:style>
    <style:style style:name="T49" style:family="text">
      <style:text-properties fo:color="#000000" loext:opacity="100%" style:text-underline-style="none" officeooo:rsid="002cb0ff"/>
    </style:style>
    <style:style style:name="T50" style:family="text">
      <style:text-properties fo:color="#000000" loext:opacity="100%" style:text-underline-style="none" officeooo:rsid="001e8647"/>
    </style:style>
    <style:style style:name="T51" style:family="text">
      <style:text-properties fo:color="#000000" loext:opacity="100%" style:text-underline-style="none" officeooo:rsid="002bb631"/>
    </style:style>
    <style:style style:name="T52" style:family="text">
      <style:text-properties fo:color="#000000" loext:opacity="100%" style:text-underline-style="none" officeooo:rsid="002dccdf"/>
    </style:style>
    <style:style style:name="T53" style:family="text">
      <style:text-properties fo:color="#000000" loext:opacity="100%" style:text-underline-style="none" officeooo:rsid="002e0f12"/>
    </style:style>
    <style:style style:name="T54" style:family="text">
      <style:text-properties officeooo:rsid="0031736e"/>
    </style:style>
    <style:style style:name="T55" style:family="text">
      <style:text-properties officeooo:rsid="0035f39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 text:is-list-header="true">Agnos a Digi4Care-<text:span text:style-name="T6">ben</text:span>, technikai dokumentáció</text:h>
      <text:p text:style-name="P11">A dokumentum célja <text:span text:style-name="T6">az</text:span>, <text:span text:style-name="T6">hogy </text:span>az Agnos BI rendszer telepítéséhez, konfigurálásához és használatához szükséges technikai kérdésekre választ adjon. A dokumentum, és a benne hivatkozott példafájlok segítségével a megfelelő IT tudással rendelkező személy képes a rendszer telepítésére, használatára.</text:p>
      <text:p text:style-name="P11"/>
      <text:list xml:id="list3580999885" text:style-name="Numbering_20_123">
        <text:list-item>
          <text:h text:style-name="P8" text:outline-level="1">Architektúra</text:h>
        </text:list-item>
      </text:list>
      <text:p text:style-name="P11">A teljes értékű Agnos rendszer az alábbi alkalmazásokból áll:</text:p>
      <text:list text:style-name="L1">
        <text:list-item>
          <text:p text:style-name="P12">Felhasználókezelést, authorizációt és authentikációt végző Keycloak szerver.</text:p>
        </text:list-item>
        <text:list-item>
          <text:p text:style-name="P12">Adatkockák tárolását, lekérdezések kiszolgálását végző Cube <text:span text:style-name="T1">szerverek.</text:span></text:p>
        </text:list-item>
        <text:list-item>
          <text:p text:style-name="P15">A frontend felől érkező lekérdezéseket kiszolgáló Report szerverek.</text:p>
        </text:list-item>
        <text:list-item>
          <text:p text:style-name="P15">Az erőforrás elosztást irányító Nginx webszerver.</text:p>
        </text:list-item>
        <text:list-item>
          <text:p text:style-name="P15">Jelentések grafikus létrehozását, kezelését végző ReportManager szerver.</text:p>
        </text:list-item>
        <text:list-item>
          <text:p text:style-name="P15">A frontendet tartalmazó és kiszolgáló Apache webszerver.</text:p>
        </text:list-item>
      </text:list>
      <text:p text:style-name="P16"/>
      <text:p text:style-name="P16">Ezek mindegyike képes külön gépen futni, vagy tetszőleges csoportosításban azonos gépen, különböző docker konténerekben is. Mivel a programok a rendelkezésre álló memóriát és processzormagokat a rendelkezésre állásnak megfelelően rugalmasan kihasználják, ha a felhasználáshoz szükséges erőforrások egyetlen virtuális gépen biztosíthatóak, akkor célszerű az egy gépen futó, különböző docker konténerekben történő telepítést választani.</text:p>
      <text:p text:style-name="P16"/>
      <text:p text:style-name="P16">A szerverek megfelelő futása esetén az Agnos rendszer beállítását és használatát 4 eszköz használatával végezzük:</text:p>
      <text:list text:style-name="L2">
        <text:list-item>
          <text:p text:style-name="P17">Adatkockák létrehozása: saját gépen, <text:span text:style-name="T54">adatbázis-műveletek végrehajtásával, </text:span>xml fájlok k<text:span text:style-name="T54">itöltésével</text:span>, a mellékelt segédprogramok futtatásával, majd az elkészült kockáknak a szerver megfelelő mappájába másolásával történik.</text:p>
        </text:list-item>
        <text:list-item>
          <text:p text:style-name="P17">Felhasználók és jogosultságok kezelése: tetszőleges webböngészőből a Keycloak kliensoldali használatával.</text:p>
        </text:list-item>
        <text:list-item>
          <text:p text:style-name="P17">Jelentések készítése: tetszőlegese webböngészőből, a ReportManager jelentéskészítő webalkalmazás használatával.</text:p>
        </text:list-item>
        <text:list-item>
          <text:p text:style-name="P17">Jelentések böngészése, <text:span text:style-name="T54">beágyazása</text:span>: tetszőleges webböngészővel, az Agnos webalkalmazás használatával.</text:p>
        </text:list-item>
      </text:list>
      <text:p text:style-name="P13"/>
      <text:list xml:id="list214643226914806" text:continue-list="list3580999885" text:style-name="Numbering_20_123">
        <text:list-item>
          <text:h text:style-name="P7" text:outline-level="1"><text:span text:style-name="T41">Telepítés</text:span></text:h>
        </text:list-item>
      </text:list>
      <text:p text:style-name="P16">Az egyetlen gépen való, különböző konténerekben történő telepítéshez javasolt minimális, illetve javasolt környezet:</text:p>
      <text:list text:style-name="L3">
        <text:list-item>
          <text:p text:style-name="P18">Linux operációs rendszer (javasoljuk a legfrissebb Ubuntu LTS használatát).</text:p>
        </text:list-item>
        <text:list-item>
          <text:p text:style-name="P18">2 processzormag (a rendszer tetszőleges számú processzormagot felhasznál a gyorsabb válaszadás érdekében, javasoljuk legalább 8 mag használatát, de minél több, annál jobb).</text:p>
        </text:list-item>
        <text:list-item>
          <text:p text:style-name="P18">8GB memória (a rendszer az adatkockákat memóriában tárolja, tehát több adat megjelenítéséhez több memória szükséges, <text:span text:style-name="T2">de legalább 32GB javasolt).</text:span></text:p>
        </text:list-item>
        <text:list-item>
          <text:p text:style-name="P19">A programok, adatok és logfájlok tárolásához szükséges tárterület, de minimum 40GB (100GB javasolt). A program nem igényel különösen nagy sebességű elérést, így SSD használata nem szükséges.</text:p>
        </text:list-item>
      </text:list>
      <text:p text:style-name="P20"/>
      <text:p text:style-name="P20">A programok telepítéséhez javasoljuk, hogy a gép korlátozás nélkül elérhesse az internetet. Ha ez teljesül, akkor a telepítés menete:</text:p>
      <text:p text:style-name="P20"><text:soft-page-break/></text:p>
      <text:list text:continue-list="list214643226914806" text:style-name="Numbering_20_123">
        <text:list-item>
          <text:list>
            <text:list-item>
              <text:h text:style-name="P9" text:outline-level="4">Tűzfal konfigurálása</text:h>
            </text:list-item>
          </text:list>
        </text:list-item>
      </text:list>
      <text:p text:style-name="P60"><text:span text:style-name="T19">Állítsuk be az elérendő belső címek kívülre portolását, illetve https-es védelmét. Egy példában az nginx konfigurációs fájl megfelelő részét mutatjuk, amelyben a docker konténer sztenderd portjait portoljuk ki a </text:span><text:span text:style-name="T8">https://emk.semmelweis.hu/</text:span><text:span text:style-name="T19"> gép megfelelő címeire:</text:span></text:p>
      <text:p text:style-name="P4">ProxyPass "/agnos/" "http://10.98.200.65:8080/"</text:p>
      <text:p text:style-name="P4">ProxyPassReverse "/agnos/" "http://10.98.200.65:8080/"</text:p>
      <text:p text:style-name="P4"/>
      <text:p text:style-name="P4">ProxyPass "/a_keyclo<text:span text:style-name="T36">a</text:span>k/" "http://10.98.200.65:8082/"</text:p>
      <text:p text:style-name="P4">ProxyPassReverse "/a_keyclo<text:span text:style-name="T36">a</text:span>k/" "http://10.98.200.65:8082/"</text:p>
      <text:p text:style-name="P4"/>
      <text:p text:style-name="P4">ProxyPass "/a_report/" "http://10.98.200.65:9091/"</text:p>
      <text:p text:style-name="P4">ProxyPassReverse "/a_report/" "http://10.98.200.65:9091/"</text:p>
      <text:p text:style-name="P4"/>
      <text:p text:style-name="P4">ProxyPass "/AgnosReportManager/" "http://10.98.200.65:9092/AgnosReportManager/"</text:p>
      <text:p text:style-name="P3"><text:span text:style-name="T37">ProxyPassReverse "/AgnosReportManager/" "</text:span><text:span text:style-name="T38">h</text:span><text:a xlink:type="simple" xlink:href="http://10.98.200.65:9092/AgnosReportManager/" text:style-name="Internet_20_link" text:visited-style-name="Visited_20_Internet_20_Link">ttp://10.98.200.65:9092/AgnosReportManager/</text:a><text:span text:style-name="T37">"</text:span></text:p>
      <text:p text:style-name="P4"/>
      <text:p text:style-name="P4">RewriteEngine On</text:p>
      <text:p text:style-name="P4">RewriteRule ^/agnos$ /agnos/ [R,L]</text:p>
      <text:p text:style-name="P4">RewriteRule ^/a_keyclock$ /a_keyclock/ [R,L]</text:p>
      <text:p text:style-name="P4">RewriteRule ^/a_report$ /a_report/ [R,L]</text:p>
      <text:p text:style-name="P4">RewriteRule ^/AgnosReportManager$ /AgnosReportManager/ [R,L]</text:p>
      <text:p text:style-name="P20"/>
      <text:list text:continue-numbering="true" text:style-name="Numbering_20_123">
        <text:list-item>
          <text:list>
            <text:list-item>
              <text:h text:style-name="P9" text:outline-level="4">Technikai felhasználó létrehozása, docker konfigurálása</text:h>
            </text:list-item>
          </text:list>
        </text:list-item>
      </text:list>
      <text:p text:style-name="P22">Hozzuk létre az agnos felhasználót, telepítsük a docker futtatásához szükséges programokat, és adjunk futtatási jogot az agnos felhasználónak:</text:p>
      <text:p text:style-name="P4">$ sudo adduser agnos</text:p>
      <text:p text:style-name="P4">$ sudo apt install docker.io docker-compose-v2</text:p>
      <text:p text:style-name="P4">$ sudo usermod -a -G docker agnos</text:p>
      <text:p text:style-name="P4">$ sudo su agnos</text:p>
      <text:p text:style-name="P20">teszteléshez:</text:p>
      <text:p text:style-name="P4">$ docker run hello-world</text:p>
      <text:p text:style-name="P20"/>
      <text:list text:continue-numbering="true" text:style-name="Numbering_20_123">
        <text:list-item>
          <text:list>
            <text:list-item>
              <text:h text:style-name="P9" text:outline-level="4">Mappák létrehozása</text:h>
            </text:list-item>
          </text:list>
        </text:list-item>
      </text:list>
      <text:p text:style-name="P22">Hozzuk létre a szükséges könyvtárakat (az agnos felhasználó jogosultságával):</text:p>
      <text:p text:style-name="P4">$ mkdir Agnos</text:p>
      <text:p text:style-name="P4">$ cd Agnos</text:p>
      <text:p text:style-name="P4">$ mkdir Data</text:p>
      <text:p text:style-name="P4">$ mkdir Data/Cubes</text:p>
      <text:p text:style-name="P4">$ mkdir Data/Keycloak</text:p>
      <text:p text:style-name="P4">$ mkdir ../log</text:p>
      <text:p text:style-name="P20"/>
      <text:list text:continue-numbering="true" text:style-name="Numbering_20_123">
        <text:list-item>
          <text:list>
            <text:list-item>
              <text:h text:style-name="P9" text:outline-level="4"><text:span text:style-name="T54">Telepítő program letöltése</text:span></text:h>
            </text:list-item>
          </text:list>
        </text:list-item>
      </text:list>
      <text:p text:style-name="P22">Klónozzuk az Agnos telepítéséhez szükséges github rep<text:span text:style-name="T55">ository-</text:span>t:</text:p>
      <text:p text:style-name="P3"><text:span text:style-name="T37">$ git clone </text:span><text:a xlink:type="simple" xlink:href="https://github.com/ruzsaz/AgnosRunner.git" text:style-name="Internet_20_link" text:visited-style-name="Visited_20_Internet_20_Link">https://github.com/ruzsaz/AgnosRunner.git</text:a></text:p>
      <text:p text:style-name="P20"/>
      <text:list text:continue-numbering="true" text:style-name="Numbering_20_123">
        <text:list-item>
          <text:list>
            <text:list-item>
              <text:h text:style-name="P9" text:outline-level="4"><text:soft-page-break/><text:span text:style-name="T54">Konfigurálás</text:span></text:h>
            </text:list-item>
          </text:list>
        </text:list-item>
      </text:list>
      <text:p text:style-name="P29"><text:span text:style-name="T2">A környezet beállítását az </text:span><text:span text:style-name="T7">~/Agnos/AgnosRunner/environment.txt</text:span><text:span text:style-name="T2"> fájlban definiált környezeti változók megfelelő szerkesztésével végezzük. A beállítandó változók, és példaként egy lehetséges értékük:</text:span></text:p>
      <text:p text:style-name="P4">CUBES_DIR=/home/agnos/Agnos/Data/Cubes</text:p>
      <text:p text:style-name="P4">REPORTS_DIR=/home/agnos/Agnos/Data/Cubes</text:p>
      <text:p text:style-name="P4">KEYCLOAK_DATABASE_DIR=/home/agnos/Agnos/Data/Keycloak/</text:p>
      <text:p text:style-name="P4">KEYCLOAK_PUBLIC_IP=https://emk.semmelweis.hu/a_keycloak</text:p>
      <text:p text:style-name="P4">KEYCLOAK_ADMIN_PASSWORD=admin666</text:p>
      <text:p text:style-name="P4">KEYCLOAK_PROXY_MODE=edge</text:p>
      <text:p text:style-name="P4">REPORTSERVER_PUBLIC_IP=https://emk.semmelweis.hu/a_report</text:p>
      <text:p text:style-name="P4">AGNOS_PUBLIC_IP=https://emk.semmelweis.hu/agnos</text:p>
      <text:p text:style-name="P4">REPORTMANAGER_PUBLIC_IP=https://emk.semmelweis.hu/AgnosReportManager</text:p>
      <text:p text:style-name="P4">REPORTMANAGER_INSIDE_IP=http://10.98.200.95:9092/AgnosReportManager</text:p>
      <text:p text:style-name="P20">(A<text:span text:style-name="T6">z utolsó 4 érték</text:span> beállítását a hálózati környezet beállítása alapján végezzük.)</text:p>
      <text:p text:style-name="P23"><text:span text:style-name="T3">A naplózás beállítását a </text:span><text:span text:style-name="T7">~/Agnos/AgnosRunner/Logging/environment.txt</text:span><text:span text:style-name="T3"> </text:span><text:span text:style-name="T2">fájlban definiált környezeti változók megfelelő szerkesztésével végezzük. A beállítandó változók, és példaként egy lehetséges értékük:</text:span></text:p>
      <text:p text:style-name="P4">LOG_FILES_DIRECTORY=/home/agnos/log</text:p>
      <text:p text:style-name="P21"/>
      <text:list text:continue-numbering="true" text:style-name="Numbering_20_123">
        <text:list-item>
          <text:list>
            <text:list-item>
              <text:h text:style-name="P9" text:outline-level="4"><text:span text:style-name="T54">Adatkockák, jelentések felmásolása</text:span></text:h>
            </text:list-item>
          </text:list>
        </text:list-item>
      </text:list>
      <text:p text:style-name="P29"><text:span text:style-name="T3">Másoljuk a megjelenítendő adatkockákat és </text:span><text:span text:style-name="T54">jelentéseket</text:span><text:span text:style-name="T3"> a </text:span><text:span text:style-name="T7">~/Agnos/Data/Cubes</text:span><text:span text:style-name="T3"> mappába. (Ha a telepítéskor még nem áll rendelkezésre ilyen, akkor az adatkockák elkészülte után kell a másolást elvégezni.)</text:span></text:p>
      <text:p text:style-name="P30"/>
      <text:list text:continue-numbering="true" text:style-name="Numbering_20_123">
        <text:list-item>
          <text:list>
            <text:list-item>
              <text:h text:style-name="P9" text:outline-level="4"><text:span text:style-name="T54">A rendszer elindítása</text:span></text:h>
            </text:list-item>
          </text:list>
        </text:list-item>
      </text:list>
      <text:p text:style-name="P33">Indítsuk el a szervereket futtató, illetve a naplózást végző docker-konténereket:</text:p>
      <text:p text:style-name="P4">$ ~/Agnos/AgnosRunner/start.sh</text:p>
      <text:p text:style-name="P4">$ ~/Agnos/AgnosRunner/Logging/start.sh</text:p>
      <text:p text:style-name="P59">Az első elindítás során a docker letölti az Agnos programcsomagot tartalmazó konténereket, amely picit több időt vesz igénybe. A további elindításoknál csak az időközben frissült konténerek töltődnek le újra.</text:p>
      <text:p text:style-name="P11"/>
      <text:list xml:id="list214642434902660" text:continue-numbering="true" text:style-name="Numbering_20_123">
        <text:list-item>
          <text:h text:style-name="P7" text:outline-level="1"><text:span text:style-name="T41">Adatkockák készítése</text:span></text:h>
        </text:list-item>
      </text:list>
      <text:p text:style-name="P34">Az adatkockák készítésének előfeltétele, hogy az adat megfelelő formátumban valamilyen adatbázisban <text:s/>(<text:span text:style-name="T32">pl.</text:span> Oracle, MS SQL, PostgreSQL, SAP Hana, H2) legyen <text:span text:style-name="T31">elérhető</text:span>. A megfelelő formátum <text:span text:style-name="T32">azt</text:span> jelenti, <text:span text:style-name="T32">hogy az adatok</text:span>:</text:p>
      <text:list text:style-name="L8">
        <text:list-item>
          <text:p text:style-name="P35">tisztított formában,</text:p>
        </text:list-item>
        <text:list-item>
          <text:p text:style-name="P35">az adatkockában tervezett legfinomabb granularitási szintre hozva,</text:p>
        </text:list-item>
        <text:list-item>
          <text:p text:style-name="P35">a mutató jellegű attribútumok numerikus érték<text:span text:style-name="T31">ekkel,</text:span></text:p>
        </text:list-item>
        <text:list-item>
          <text:p text:style-name="P35">a dimenzió jellegű attribútumok kódjai<text:span text:style-name="T32">val</text:span> és megnevezései<text:span text:style-name="T32">vel</text:span></text:p>
        </text:list-item>
      </text:list>
      <text:p text:style-name="P34">egyazon táblában szerepel<text:span text:style-name="T32">nek</text:span>.</text:p>
      <text:p text:style-name="P36"/>
      <text:p text:style-name="P37">Ha ez teljesül, akkor az adatkocka készítéséhez <text:span text:style-name="T23">az alábbi lépéseket kell végrehajtani:</text:span></text:p>
      <text:list text:style-name="L12">
        <text:list-item>
          <text:p text:style-name="P43"><text:span text:style-name="T32">Adatk</text:span>ocka definiálása</text:p>
        </text:list-item>
        <text:list-item>
          <text:p text:style-name="P43">RollUp művelet</text:p>
        </text:list-item>
        <text:list-item>
          <text:p text:style-name="P44"><text:soft-page-break/>Kocka építése</text:p>
        </text:list-item>
        <text:list-item>
          <text:p text:style-name="P45">Kockák frissítése</text:p>
        </text:list-item>
      </text:list>
      <text:p text:style-name="P41"/>
      <text:list xml:id="list214643811437710" text:continue-list="list214642434902660" text:style-name="Numbering_20_123">
        <text:list-item>
          <text:list>
            <text:list-item>
              <text:h text:style-name="P9" text:outline-level="4"><text:span text:style-name="T52">Adatk</text:span><text:span text:style-name="T45">ocka definiálása</text:span></text:h>
            </text:list-item>
          </text:list>
        </text:list-item>
      </text:list>
      <text:p text:style-name="P37"><text:span text:style-name="T32">A kocka definiálásához </text:span>ki kell tölten<text:span text:style-name="T32">ünk</text:span> <text:span text:style-name="T32">a</text:span> kockát leíró XML fájlt. <text:span text:style-name="T23">Az Agnos-ban k</text:span><text:span text:style-name="T22">étfajta adatkockát </text:span><text:span text:style-name="T23">definiálhatunk: k</text:span><text:span text:style-name="T22">lasszikus vagy CountDistinct típusút.</text:span></text:p>
      <text:p text:style-name="P38"/>
      <text:p text:style-name="P46">A klasszikus kocka a jól ismert OLAP kocka Agnos rendszerbéli megfelelője, tetszőleges számú (egy vagy több) dimenzióval és mutatóval. </text:p>
      <text:p text:style-name="P38"/>
      <text:p text:style-name="P38"><text:span text:style-name="T22">Egy klasszikus kocka definiálásánál az alábbi </text:span><text:span text:style-name="T29">adatokat</text:span><text:span text:style-name="T22"> kell megadni:</text:span></text:p>
      <text:list text:style-name="L5">
        <text:list-item>
          <text:p text:style-name="P39"><text:span text:style-name="T22">A</text:span>z adatbázis kapcsolat felépítéséhez <text:span text:style-name="T21">szükséges adatokat. </text:span></text:p>
        </text:list-item>
        <text:list-item>
          <text:p text:style-name="P39"><text:span text:style-name="T22">A</text:span><text:span text:style-name="T21"> kockában szereplő mutatókat, és </text:span><text:span text:style-name="T32">az </text:span><text:span text:style-name="T21">azokat </text:span><text:span text:style-name="T32">tartalmazó </text:span><text:span text:style-name="T21">adatbázis-attribútumok </text:span><text:span text:style-name="T31">neveit</text:span><text:span text:style-name="T21">, </text:span><text:span text:style-name="T22">ügyelve arra, hogy egy mutató típusa sem lehet "CountDistinct" értékű. </text:span></text:p>
        </text:list-item>
        <text:list-item>
          <text:p text:style-name="P47"><text:span text:style-name="T22">A</text:span> kocka dimenzióit, a dimenziók szintjeit, és azokat <text:span text:style-name="T32">tartalmazó </text:span>adatbázis-attribútumok <text:span text:style-name="T31">neveit</text:span>. <text:span text:style-name="T24">Továbbá definiálhatjuk, hogy szeretnénk-e a dimenzió mentén történő aggregációs függvényeket offline módon kiszámítani, vagy sem.</text:span></text:p>
        </text:list-item>
        <text:list-item>
          <text:p text:style-name="P48"><text:span text:style-name="T22">M</text:span>utató – dimenzió páronként az aggregációs függvényeket. <text:span text:style-name="T32">Az </text:span>alapértelmezett függvény a <text:span text:style-name="T23">SUM</text:span>, ha egy mutató – dimenzió párra nem mondunk semmit, akkor ez <text:span text:style-name="T32">lesz az aggregációs </text:span><text:s/>függvény. </text:p>
        </text:list-item>
        <text:list-item>
          <text:p text:style-name="P49"><text:span text:style-name="T22">M</text:span>utató – dimenzió páronként lehetőség van extra kalkuláció <text:s/>(jelenleg <text:span text:style-name="T23">csak</text:span> a Kaplan-Meier becslés) definiálására is.</text:p>
        </text:list-item>
      </text:list>
      <text:p text:style-name="P11"/>
      <text:p text:style-name="P37"><text:span text:style-name="T22">A CountDistinct típusú kock</text:span><text:span text:style-name="T23">ák arra használható, hogy egy mutató egyedi értékeinek számát megtudhassuk a dimenziók mentén történő vágások során. Ennek megfelelően csak egy mutatót tartalmazhat </text:span><text:span text:style-name="T32">a</text:span><text:span text:style-name="T23"> kocka, és mutató</text:span><text:span text:style-name="T31">t</text:span><text:span text:style-name="T23"> típus</text:span><text:span text:style-name="T31">a</text:span><text:span text:style-name="T23"> kötelező</text:span><text:span text:style-name="T31">en</text:span><text:span text:style-name="T23"> </text:span><text:span text:style-name="T22">"CountDistinct"</text:span><text:span text:style-name="T23">.</text:span></text:p>
      <text:p text:style-name="P37"/>
      <text:p text:style-name="P37"><text:span text:style-name="T32">Egy</text:span><text:span text:style-name="T22"> CountDistinct kocka definiálásánál az alábbiakat kell megadni:</text:span></text:p>
      <text:list text:continue-numbering="true" text:style-name="L5">
        <text:list-item>
          <text:p text:style-name="P40"><text:span text:style-name="T22">A</text:span>z adatbázis kapcsolat felépítéséhez <text:span text:style-name="T21">szükséges adatokat. </text:span></text:p>
        </text:list-item>
        <text:list-item>
          <text:p text:style-name="P40"><text:span text:style-name="T22">A</text:span><text:span text:style-name="T21"> kockában szereplő mutató, és azt </text:span><text:span text:style-name="T32">tartalmazó</text:span><text:span text:style-name="T21"> adatbázis-attribútum </text:span><text:span text:style-name="T29">nevét</text:span><text:span text:style-name="T21">, </text:span><text:span text:style-name="T22">ügyelve arra, hogy </text:span><text:span text:style-name="T29">a </text:span><text:span text:style-name="T22">mutató típusa "CountDistinct" </text:span><text:span text:style-name="T23">legyen</text:span><text:span text:style-name="T22">.</text:span></text:p>
        </text:list-item>
        <text:list-item>
          <text:p text:style-name="P50"><text:span text:style-name="T22">A</text:span> kocka dimenzióit, a dimenziók szintjeit, és <text:span text:style-name="T32">az </text:span>azokat <text:span text:style-name="T32">tartalmazó</text:span> adatbázis-attribútumok <text:span text:style-name="T29">neveit.</text:span></text:p>
        </text:list-item>
      </text:list>
      <text:p text:style-name="P51"/>
      <text:p text:style-name="P52">Az XML fájl pontos struktúrája a <text:span text:style-name="T33">programhoz mellékelt XSD fájlból, vagy a mellékelt példákból olvasható ki.</text:span></text:p>
      <text:p text:style-name="P14"/>
      <text:list xml:id="list214642865500738" text:continue-list="list214643811437710" text:style-name="Numbering_20_123">
        <text:list-item>
          <text:list>
            <text:list-item>
              <text:h text:style-name="P9" text:outline-level="4"><text:span text:style-name="T45">RollUp </text:span><text:span text:style-name="T53">művelet</text:span></text:h>
            </text:list-item>
          </text:list>
        </text:list-item>
      </text:list>
      <text:p text:style-name="P42"><text:span text:style-name="T24">Abban az esetben, ha valamely dimenzió mentén történő aggregálást offline időben szeretnénk végrehajtani, akkor </text:span><text:span text:style-name="T25">az offline időben történő </text:span><text:span text:style-name="T27">aggregációk</text:span><text:span text:style-name="T24"> ebben a lépésb</text:span><text:span text:style-name="T25">e</text:span><text:span text:style-name="T24">n hajtódnak végre. A művelet végrehajtásának input és output állománya </text:span><text:span text:style-name="T25">egyaránt</text:span><text:span text:style-name="T24"> egy-egy adatbázisbél</text:span><text:span text:style-name="T25">i</text:span><text:span text:style-name="T24"> tábla lesz.</text:span></text:p>
      <text:p text:style-name="P53"/>
      <text:p text:style-name="P53">Ezt a műveletet végrehajthatjuk:</text:p>
      <text:list text:style-name="L6">
        <text:list-item>
          <text:p text:style-name="P54"><text:span text:style-name="T25">M</text:span>anuális módon, SQL <text:span text:style-name="T25">és egyéb szkriptek segítségével. </text:span><text:span text:style-name="T27">E</text:span><text:span text:style-name="T25">gyedi, </text:span><text:span text:style-name="T27">bonyolult</text:span><text:span text:style-name="T25"> aggregációs függvények estén javasolt (pl. DESI aggregációs függvényei, reprodukciós ráta mint aggregációs függvény, stb.).</text:span></text:p>
        </text:list-item>
        <text:list-item>
          <text:p text:style-name="P55">Több adatbázis is <text:span text:style-name="T27">natívan </text:span>támogat<text:span text:style-name="T27">ja</text:span> a RollUp művelet végrehajtásá<text:span text:style-name="T27">t.</text:span> <text:span text:style-name="T27">E</text:span><text:span text:style-name="T33">nnek</text:span> szükséges feltétele, hogy a <text:span text:style-name="T27">kockában definiált</text:span> aggregációs művelet<text:span text:style-name="T27">ek</text:span> mindegyike <text:span text:style-name="T33">az </text:span><text:span text:style-name="T27">ANSI </text:span>SQL aggregációs függvény<text:span text:style-name="T27">ek</text:span> valamelyike legyen.</text:p>
        </text:list-item>
        <text:list-item>
          <text:p text:style-name="P24"><text:soft-page-break/><text:span text:style-name="T25">Az AgnosRollUpBuilder </text:span><text:span text:style-name="T33">segédprogram </text:span><text:span text:style-name="T25">segítségével, amelynek szintén szükséges feltétele, hogy a </text:span><text:span text:style-name="T27">kockában definiált</text:span><text:span text:style-name="T25"> aggregációs művelet</text:span><text:span text:style-name="T27">ek</text:span><text:span text:style-name="T25"> mindegyike </text:span><text:span text:style-name="T33">az </text:span><text:span text:style-name="T27">ANSI </text:span><text:span text:style-name="T25">SQL aggregációs függvény</text:span><text:span text:style-name="T27">ek</text:span><text:span text:style-name="T25"> valamelyike legyen. </text:span><text:span text:style-name="T2">A </text:span><text:span text:style-name="T26">program futtatás</text:span><text:span text:style-name="T33">a így történik:</text:span></text:p>
        </text:list-item>
      </text:list>
      <text:p text:style-name="P5">$ java -jar /home/agnos/AgnosRollUpBuilder.jar --xml=$XML –i=$ROLLUP_INPUT</text:p>
      <text:p text:style-name="P5">--o=$ROLLUP_OUTPUT</text:p>
      <text:list text:continue-numbering="true" text:style-name="L6">
        <text:list-header>
          <text:p text:style-name="P61"><text:span text:style-name="T14">ahol a</text:span><text:span text:style-name="T15">z</text:span><text:span text:style-name="T14"> </text:span><text:span text:style-name="T9">$XML</text:span><text:span text:style-name="T14"> változó a </text:span><text:span text:style-name="T16">kocka definiálásakor </text:span><text:span text:style-name="T14">létrehozott fájl </text:span><text:span text:style-name="T15">neve</text:span><text:span text:style-name="T14">,</text:span><text:span text:style-name="T12"> </text:span><text:span text:style-name="T14">a </text:span><text:span text:style-name="T9">$ROLLUP_INPUT</text:span><text:span text:style-name="T14"> értéke az előfeltételt teljesítő, megfelelő formátumra hozott adatbázis</text:span><text:span text:style-name="T17">béli</text:span><text:span text:style-name="T14"> tábla nev</text:span><text:span text:style-name="T15">e</text:span><text:span text:style-name="T14">, míg a </text:span><text:span text:style-name="T9">$ROLLUP_OUTPUT</text:span><text:span text:style-name="T14"> a RollUp művelet eredmény</text:span><text:span text:style-name="T15">eként keletkező </text:span><text:span text:style-name="T14">adatbázis</text:span><text:span text:style-name="T17">b</text:span><text:span text:style-name="T14">éli tábla nev</text:span><text:span text:style-name="T15">e.</text:span></text:p>
          <text:p text:style-name="P24"><text:span text:style-name="T10"/></text:p>
        </text:list-header>
      </text:list>
      <text:list text:continue-list="list214642865500738" text:style-name="Numbering_20_123">
        <text:list-item>
          <text:list>
            <text:list-item>
              <text:h text:style-name="P9" text:outline-level="4"><text:span text:style-name="T45">Kocka építése</text:span></text:h>
            </text:list-item>
          </text:list>
        </text:list-item>
      </text:list>
      <text:p text:style-name="P25"><text:span text:style-name="T27">Az offline időben számítandó értékekkel kibővített tábl</text:span><text:span text:style-name="T28">ából</text:span><text:span text:style-name="T27"> (</text:span><text:span text:style-name="T33">amelyet az előző </text:span><text:span text:style-name="T28">művelet </text:span><text:span text:style-name="T33">állított </text:span><text:span text:style-name="T28">elő</text:span><text:span text:style-name="T27">) </text:span><text:span text:style-name="T28">építhetjük </text:span><text:span text:style-name="T30">meg </text:span><text:span text:style-name="T28">az Agnos </text:span><text:span text:style-name="T33">adat</text:span><text:span text:style-name="T28">kockát. A lépés végrehajtásához az AgnosCubeBuilder alkalmazást kell használnunk:</text:span></text:p>
      <text:p text:style-name="P5">$ java -jar /home/agnos/AgnosCubeBuilder.jar --xml=$XML --name=$CUBE_NAME</text:p>
      <text:p text:style-name="P5">--table=$ROLLUP_OUTPUT --output=$OUTPUT_DIR</text:p>
      <text:p text:style-name="P62"><text:span text:style-name="T13">ahol az </text:span><text:span text:style-name="T9">$XML</text:span><text:span text:style-name="T14"> változó az </text:span><text:span text:style-name="T16">kocka definiálásakor</text:span><text:span text:style-name="T14"> létrehozott fájl, </text:span><text:span text:style-name="T13">a </text:span><text:span text:style-name="T9">$CUBE_NAME</text:span><text:span text:style-name="T13"> a kocka egyedi nev</text:span><text:span text:style-name="T18">e</text:span><text:span text:style-name="T13">, a </text:span><text:span text:style-name="T9">$ROLLUP_OUTPUT</text:span><text:span text:style-name="T14"> a RollUp művelet eredményét tartalmazó adatbázis</text:span><text:span text:style-name="T17">b</text:span><text:span text:style-name="T14">éli tábla</text:span><text:span text:style-name="T13">, míg a</text:span><text:span text:style-name="T18">z</text:span><text:span text:style-name="T13"> </text:span><text:span text:style-name="T9">$OUTPUT_DIR</text:span><text:span text:style-name="T13"> az a könyvtár, amelyben a létrehozott kock</text:span><text:span text:style-name="T18">a keletkezni fog.</text:span></text:p>
      <text:p text:style-name="P56">Amennyiben a <text:span text:style-name="T30">megadott</text:span> output könyvtár nem egyezik meg az Agnos<text:span text:style-name="T29">CubeServer</text:span> kockák tárolására definiált könyvtárral<text:span text:style-name="T29">, akkor az eredményül kapott fájlt másoljuk át oda. </text:span></text:p>
      <text:p text:style-name="P56"/>
      <text:list text:continue-numbering="true" text:style-name="Numbering_20_123">
        <text:list-item>
          <text:list>
            <text:list-item>
              <text:h text:style-name="P9" text:outline-level="4"><text:span text:style-name="T45">Kockák frissítése</text:span></text:h>
            </text:list-item>
          </text:list>
        </text:list-item>
      </text:list>
      <text:p text:style-name="P10"><text:span text:style-name="T46">Ha már fut a kockákat kiszolgáló </text:span><text:span text:style-name="T47">Agno</text:span><text:span text:style-name="T48">s</text:span><text:span text:style-name="T47">CubeServer</text:span><text:span text:style-name="T46">, akkor u</text:span><text:span text:style-name="T48">tolsó lépésben</text:span><text:span text:style-name="T47"> frissít</text:span><text:span text:style-name="T48">eni kell </text:span><text:span text:style-name="T47">a </text:span><text:span text:style-name="T46">szerver</text:span><text:span text:style-name="T47"> </text:span><text:span text:style-name="T48">kockáit. Erre azért van szükség, mert az AgnosCubeServer memóriában tárolja a kockákat, és azokat induláskor tölti fel </text:span><text:span text:style-name="T49">a </text:span><text:span text:style-name="T48">munkakönyvtárából. A frissítést a j</text:span><text:span text:style-name="T50">elentést készít</text:span><text:span text:style-name="T48">éséhez is használt AgnosReportManager </text:span><text:span text:style-name="T50">(pl. </text:span><text:a xlink:type="simple" xlink:href="https://emk.semmelweis.hu/AgnosReportManager" text:style-name="Internet_20_link" text:visited-style-name="Visited_20_Internet_20_Link"><text:span text:style-name="T39">https://emk.semmelweis.hu/AgnosReportManager</text:span></text:a><text:span text:style-name="T50">) </text:span><text:span text:style-name="T48">felületén hajthatjuk végre, a kezdőoldal alján található „Restart Servers” feliratú gombra kattintva. </text:span><text:span text:style-name="T46">A</text:span><text:span text:style-name="T48"> művelet nem jelent szolgáltatás kiesést, így azt bármikor végrehajthatjuk. A frissítést követően az új kockának meg kell jeleni a</text:span><text:span text:style-name="T51">z AgnosReportManager kezdőoldalán</text:span><text:span text:style-name="T49">ak</text:span><text:span text:style-name="T51"> „Base cube</text:span><text:span text:style-name="T46">s</text:span><text:span text:style-name="T51">” listájában, és elkezdhetünk jelentést építeni rá.</text:span></text:p>
      <text:p text:style-name="P10"><text:span text:style-name="T51"/></text:p>
      <text:list xml:id="list214643790037148" text:continue-numbering="true" text:style-name="Numbering_20_123">
        <text:list-item>
          <text:h text:style-name="P7" text:outline-level="1"><text:span text:style-name="T41">Felhasználók kezelése, jogosultságkezelés</text:span></text:h>
        </text:list-item>
      </text:list>
      <text:p text:style-name="P2"><text:span text:style-name="T42">A felhasználók és jogosultságok kezelése a nyílt forráskódú Keycloak rendszer használatával történik. Ez az </text:span><text:span text:style-name="T40">environment.txt</text:span><text:span text:style-name="T42">-ben leírt IP felkeresésével, és az ott megadott keycloak admin felhasználóként való belépéssel lehetséges. (A példában </text:span><text:a xlink:type="simple" xlink:href="https://emk.semmelweis.hu/a_keycloak/auth" text:style-name="Internet_20_link" text:visited-style-name="Visited_20_Internet_20_Link"><text:span text:style-name="T40">https://emk.semmelweis.hu/a_keycloak/auth</text:span></text:a><text:span text:style-name="T43">, </text:span><text:span text:style-name="T42">illetve a felhaszná</text:span><text:span text:style-name="T44">l</text:span><text:span text:style-name="T42">ónév </text:span><text:span text:style-name="T40">admin</text:span><text:span text:style-name="T42">, a jelszó </text:span><text:span text:style-name="T40">admin666</text:span><text:span text:style-name="T43">.</text:span><text:span text:style-name="T42">)</text:span></text:p>
      <text:p text:style-name="P31"/>
      <text:p text:style-name="P26"><text:span text:style-name="T4">A felületen belépve az </text:span><text:span text:style-name="T7">AgnosRealm</text:span><text:span text:style-name="T4">-hoz adott felhasználók (user) és szerepek (role) létrehozásával, illetve a felhasználók szerepekhez rendelésével tudjuk beállítani az egyes felhasználók jogosultságait az alábbiak szerint:</text:span></text:p>
      <text:list text:style-name="L7">
        <text:list-item>
          <text:p text:style-name="P32">Minden jelentés egyetlen, a jelentés létrehozásakor beállításra kerülő role-al fog rendelkezni. Az ezen role-al bíró felhasználók tudják majd a jelentést elérni.</text:p>
        </text:list-item>
        <text:list-item>
          <text:p text:style-name="P27"><text:span text:style-name="T4">Jelentést létrehozni, illetve a log-fájlokat megtekinteni a speciális </text:span><text:span text:style-name="T7">agnosAdmin</text:span><text:span text:style-name="T4"> role-a</text:span><text:span text:style-name="T35">l</text:span><text:span text:style-name="T4"> rendelkező felhasználók tudnak.</text:span></text:p>
        </text:list-item>
        <text:list-item>
          <text:p text:style-name="P28"><text:span text:style-name="T5">Ha létrehozásra kerül a speciális </text:span><text:span text:style-name="T7">public</text:span><text:span text:style-name="T5"> role, akkor a </text:span><text:span text:style-name="T7">public</text:span><text:span text:style-name="T5"> role-al létrehozott jelentések authentikáció nélkül is elérhetőek lesznek.</text:span></text:p>
        </text:list-item>
      </text:list>
      <text:p text:style-name="P31"><text:soft-page-break/><text:tab/></text:p>
      <text:list text:continue-list="list214643790037148" text:style-name="Numbering_20_123">
        <text:list-item>
          <text:h text:style-name="P7" text:outline-level="1"><text:span text:style-name="T41">Jelentések készítése</text:span></text:h>
        </text:list-item>
      </text:list>
      <text:p text:style-name="P1"><text:span text:style-name="T42">Jelentést készíteni az </text:span><text:span text:style-name="T40">agnosAdmin</text:span><text:span text:style-name="T42"> role-al rendelkező felhasználók tudnak az </text:span><text:span text:style-name="T40">environment.txt</text:span><text:span text:style-name="T42">-ben beállított IP böngészőben történő felkeresésével. (A példában </text:span><text:a xlink:type="simple" xlink:href="https://emk.semmelweis.hu/AgnosReportManager" text:style-name="Internet_20_link" text:visited-style-name="Visited_20_Internet_20_Link"><text:span text:style-name="T40">https://emk.semmelweis.hu/AgnosReportManager</text:span></text:a><text:span text:style-name="T43">.</text:span><text:span text:style-name="T42">) A jelentés elkészítését, illetve elérhetővé tételét a böngészőben megjelenő űrlap kitöltésével kell végezni. Ezután a jelentés azonnal elérhetővé válik </text:span><text:span text:style-name="T44">az űrlapban beállított role-al rendelkező felhasználók számára</text:span><text:span text:style-name="T42">.</text:span></text:p>
      <text:p text:style-name="P11"/>
      <text:list text:continue-numbering="true" text:style-name="Numbering_20_123">
        <text:list-item>
          <text:h text:style-name="P7" text:outline-level="1"><text:span text:style-name="T41">Jelentések </text:span><text:span text:style-name="T44">böngészése, </text:span><text:span text:style-name="T41">beágyazása</text:span></text:h>
        </text:list-item>
      </text:list>
      <text:p text:style-name="P2"><text:span text:style-name="T44">Jelentéseket böngészni az </text:span><text:span text:style-name="T40">environment.txt</text:span><text:span text:style-name="T44">-ben beállított IP böngészőben való felkeresésével lehetséges. (A példában </text:span><text:a xlink:type="simple" xlink:href="https://emk.semmelweis.hu/agnos" text:style-name="Internet_20_link" text:visited-style-name="Visited_20_Internet_20_Link"><text:span text:style-name="T40">https://emk.semmelweis.hu/agnos</text:span></text:a><text:span text:style-name="T43">.</text:span><text:span text:style-name="T44">)</text:span></text:p>
      <text:p text:style-name="P57"/>
      <text:p text:style-name="P57">Ha az Agnos beágyazott módjának használatával az épp képernyőn lévő jelentést szeretnénk beágyazni, akkor a böngésző javascript konzolján írjuk be a</text:p>
      <text:p text:style-name="P4">&gt; global.getEmbeddedUrl();</text:p>
      <text:p text:style-name="P58">parancsot. A megjelenő URL egy külső <text:span text:style-name="T11">html </text:span>oldalba beágyazható, például így:</text:p>
      <text:p text:style-name="P4">&lt;div style="display: flex; justify-content: center"&gt; </text:p>
      <text:p text:style-name="P4"><text:s text:c="4"/>&lt;object type="text/html"</text:p>
      <text:p text:style-name="P4"><text:s text:c="12"/>data="https://emk.semmelweis.hu/agnos/?q=N4Ig…..."</text:p>
      <text:p text:style-name="P4"><text:s text:c="12"/>width="1600px"</text:p>
      <text:p text:style-name="P4"><text:s text:c="12"/>height="380px"</text:p>
      <text:p text:style-name="P4"><text:s text:c="12"/>style="border:0px ridge blue"&gt;</text:p>
      <text:p text:style-name="P4"><text:s text:c="4"/>&lt;/object&gt;</text:p>
      <text:p text:style-name="P4">&lt;/div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xed" svg:font-family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gyu" style:family="paragraph" style:parent-style-name="Standard" style:default-outline-level="" style:list-style-name="List_20_4" style:master-page-name="">
      <loext:graphic-properties draw:fill="solid" draw:fill-color="#dddddd"/>
      <style:paragraph-properties fo:margin-left="0.4in" fo:margin-right="0in" fo:margin-top="0.1083in" fo:margin-bottom="0.1083in" style:contextual-spacing="true" fo:line-height="100%" fo:text-align="justify" style:justify-single-word="false" fo:text-indent="0in" style:auto-text-indent="false" style:page-number="auto" fo:background-color="#dddddd" fo:padding="0.0598in" fo:border="0.06pt solid #000000" style:shadow="none">
        <style:tab-stops/>
      </style:paragraph-properties>
      <style:map style:condition="table-header()" style:apply-style-name="Addressee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3598in" fo:text-indent="-0.7in" fo:margin-left="0.7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1598in" fo:text-indent="-0.4in" fo:margin-left="0.4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1T17:29:03.267027266</meta:creation-date>
    <dc:date>2024-08-22T21:46:42.033930214</dc:date>
    <meta:editing-duration>PT1H3M53S</meta:editing-duration>
    <meta:editing-cycles>7</meta:editing-cycles>
    <meta:generator>LibreOffice/24.2.5.2$Linux_X86_64 LibreOffice_project/420$Build-2</meta:generator>
    <meta:document-statistic meta:table-count="0" meta:image-count="0" meta:object-count="0" meta:page-count="6" meta:paragraph-count="146" meta:word-count="1565" meta:character-count="13416" meta:non-whitespace-character-count="11986"/>
  </office:meta>
</office:document-meta>
</file>